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0.634cm"/>
    </style:style>
    <style:style style:name="co19" style:family="table-column">
      <style:table-column-properties fo:break-before="auto" style:column-width="3.614cm"/>
    </style:style>
    <style:style style:name="co20" style:family="table-column">
      <style:table-column-properties fo:break-before="auto" style:column-width="3.484cm"/>
    </style:style>
    <style:style style:name="co21" style:family="table-column">
      <style:table-column-properties fo:break-before="auto" style:column-width="16.621cm"/>
    </style:style>
    <style:style style:name="co22" style:family="table-column">
      <style:table-column-properties fo:break-before="auto" style:column-width="18.598cm"/>
    </style:style>
    <style:style style:name="co23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3"/>
        <table:table-column table:style-name="co23" table:default-cell-style-name="Default"/>
        <table:table-column table:style-name="co8" table:number-columns-repeated="56" table:default-cell-style-name="Default"/>
        <table:table-row table:style-name="ro2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38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46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56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0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09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1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28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6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7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1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3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4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4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6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6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7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7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8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9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9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0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0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1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17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21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2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2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32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4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45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4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52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53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5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5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8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91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0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29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3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42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5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5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60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69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92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3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4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5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3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5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9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1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16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20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2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2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2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3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3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39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47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48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5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51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61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62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7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81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85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93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9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0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0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0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03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0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01:52:22.6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mes Petts</meta:initial-creator>
    <meta:creation-date>2013-04-21T15:01:22.73</meta:creation-date>
    <dc:date>2021-08-09T01:52:43.802000000</dc:date>
    <meta:editing-duration>P96DT22H45M15S</meta:editing-duration>
    <meta:editing-cycles>1799</meta:editing-cycles>
    <meta:generator>LibreOffice/7.0.6.2$Windows_X86_64 LibreOffice_project/144abb84a525d8e30c9dbbefa69cbbf2d8d4ae3b</meta:generator>
    <dc:creator>James Petts</dc:creator>
    <meta:document-statistic meta:table-count="3" meta:cell-count="5659" meta:object-count="0"/>
  </office:meta>
</office:document-meta>
</file>